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table:number-columns-repeated="4"/>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table:number-columns-repeated="4"/>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table:number-columns-repeated="4"/>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table:number-columns-repeated="2"/>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table:number-columns-repeated="4"/>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table:number-columns-repeated="2"/>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table:number-columns-repeated="4"/>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office:value-type="string" calcext:value-type="string">
            <text:p>Οσίας Μαρίας της Αιγυπτίας, Μαρτύρων Αλεξάνδρου, Διονυσίου, Ινγενιανής, Παντέρου ή Πανταίνου, Παρθενίου και Σατουρνίνου, Μαρτύρων Γεροντίου και Βασιλείδου, Μαρτύρων Ερμού και Θεοδώρας των αυταδέλφων, Μάρτυρος Πολυνίκου, Νεομάρτυρος Αβρααμίου του εκ Βουλγαρίας, Ιερομάρτυρος Μακαρίου του Νέου του εν Ρωσία, Οσίων Μακαρίου του ομολογητού ηγουμένου της μονής Πελεκητής και Ευθυμίου του θαυματουργού του εν Σουζδαλία της Ρωσίας, Οσίου Γεροντίου του Κανονάρχου του εν τη Λαύρα του Κιέβου ασκήσαντος, Οσίου Ιωάννου του Φιλοσόφου του εκ Γεωργίας, Οσίου Ευλογίου του δια Χριστόν σαλού του εκ Γεωργίας, Οσίου Βαρσανουφίου της Όπτινα, Αγίου Αχάζ του Δικαίου</text:p>
          </table:table-cell>
          <table:table-cell office:value-type="string" calcext:value-type="string">
            <text:p>[Ανεπίσημα] Παντέρος (Παϊντανός)</text:p>
          </table:table-cell>
          <table:table-cell/>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office:value-type="string" calcext:value-type="string">
            <text:p>Οσίου Τίτου του θαυματουργού, Μαρτύρων Αιδεσίου και Αμφιανού, Θεοδώρας και Ευθαλίας των παρθένων, Μάρτυρος Πολυκάρπου του εν Αλεξανδρεία, Οσίου Γρηγορίου του εν τω Κόλπω της Νικομήδειας, Νικητίου επισκόπου Λυών, Οσίου Στεφάνου του Θαυματουργού, Οσιοπαρθενομάρτυρος Εύας της Νέας και των συν αυτή, Οσίου Γρηγορίου του εν Νικομηδεία, Γεωργίου επισκόπου Αζκουρίας της Γεωργίας, Σάββα αρχιεπισκόπου Σουρώζ</text:p>
          </table:table-cell>
          <table:table-cell office:value-type="string" calcext:value-type="string">
            <text:p>Τίτος (Τίτης), Τίτα (Τίτη)</text:p>
          </table:table-cell>
          <table:table-cell/>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office:value-type="string" calcext:value-type="string">
            <text:p>Νικήτα του ομολογητού, ηγουμένου της μονής Μηδικίου, Ιωσήφ του υμνογράφου, Μαρτύρων Βιθυνίου, Γλαύκου, Δίου και Ελπιδοφόρου, Νεομαρτύρος Παύλου του Ρώσου του απελεύθερου, Οσίου Ιλλυριού του εν τω όρει του Μυρσινώνος ασκήσαντος, Οσίου Νεκταρίου του Μπεζέτσκ, Οσίου πατρός ημών Σεραφείμ του εκ Ρωσίας, Σύναξη της Υπεραγίας Θεοτόκου του Αμαράντου Ρόδου</text:p>
          </table:table-cell>
          <table:table-cell office:value-type="string" calcext:value-type="string">
            <text:p>Ιλλύριος (Λύρος), Ιλλυρία (Λύρ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office:value-type="string" calcext:value-type="string">
            <text:p>Οσίων Γεωργίου του εν τω Μαλεώ, Ζωσιμά και Πλάτωνος ηγουμένου της Μονής Στουδίου, Θεωνά αρχιεπισκόπου Θεσσαλονίκης, Νικήτα ιερομάρτυρος του εν Σέρραις αθλήσαντος, Μαρτύρων Αγαθόποδος και Θεοδούλου των Θεσσαλονικέων, Φερβούθης της αδελφής και της παιδίσκης αυτής, Ποπλίου του Αιγυπτίου, Οσίων Θεωνά, Συμεώνος και Φερβίνου, Ισιδώρου επισκόπου Σεβίλλης, Οσίου Ιωσήφ του πολυάθλου, Ιωσήφ του εν τη Λαύρα του Κιέβου ασκήσαντος, Οσίου Ζωσιμά του εκ Ρωσίας, Σύναξη Υπεραγίας Θεοτόκου της Γεροντίσσης</text:p>
          </table:table-cell>
          <table:table-cell office:value-type="string" calcext:value-type="string">
            <text:p>[Ανεπίσημα] Πλάτων (Πλάτωνας), Πλατωνία (Πλατώνα)</text:p>
          </table:table-cell>
          <table:table-cell/>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office:value-type="string" calcext:value-type="string">
            <text:p>Μαρτύρων Κλαυδίου, Διόδωρου, Ουίκτωρος, Ούικτωρίνου, Παπία, Σεραπίωνος και Νικηφόρου των εν Κορίνθω αθλησάντων, Μαρτύρων Μαξίμου και Τερεντίου, Θεοδώρας και Διδύμου, Ζήνωνος, Θέρμου, Πομπηίου, Των εν Λέσβω «Αγίων Πέντε» Νεανίδων, Μάρτυρος Υπομονής, Νεομάρτυρος Γεωργίου του εν Εφέσω, Νεομάρτυρος Παναγιώτου του εν Ιεροσολύμοις, Οσίας Θεοδώρας της εν Θεσσαλονίκη, Αγίων μαρτύρων Κυρίας και δούλης, Αγίου Μπέκαν του εξ Ιρλανδίας, Μετακομιδή του λειψάνου του πατριάρχου Μόσχας Ιώβ, Νεομάρτυρος Αργυρής</text:p>
          </table:table-cell>
          <table:table-cell office:value-type="string" calcext:value-type="string">
            <text:p>[Ανεπίσημα] Κλαύδιος (Κλαυδίνος), Κλαύδια (Κλό, Κλόντια, Κλώντι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office:value-type="string" calcext:value-type="string">
            <text:p>Ευτυχίου Πατριάρχου Κωνσταντινουπόλεως, Των εν Περσίδι 120 αγίων Μαρτύρων, Οσίας Πλατωνίδος της εν Νισίβει ασκησάσης και μάρτυρος Πλατωνίδος και των συν αυτή δύο μαρτύρων, Οσίων Γρηγορίου Σιναΐτου και Γρηγορίου του εν Άθω, Οσίου Ρούφου, Ιερομάρτυρος Ειρηναίου επισκόπου Σιρμίου, Οσιομάρτυρος Γενναδίου του νέου, Μαρτύρων Τιμοθέου και Διογένους, Νεομαρτύρων Γεωργίου, Εμμανουήλ, Λάμπρου, Μιχαήλ, Θεοδώρου και Γεωργίου των εκ Σαμοθράκης και εν Μάκρη (Αλεξανδρουπόλεως) αθλησάντων, Αγίου Τερβιλλίου του πρίγκηπος, Αγίου Αφφίωνος επισκόπου Νόβγκοροντ</text:p>
          </table:table-cell>
          <table:table-cell office:value-type="string" calcext:value-type="string">
            <text:p>Ευτύχιος (Ευτύχης), Ευτυχία (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office:value-type="string" calcext:value-type="string">
            <text:p>Μάρτυρος Καλλιοπίου του εν Πέργη της Παμφυλίας, Μαρτύρων Επιφανίου, Ρουφίνου και Δονάτου και των συν αυτοίς μαρτυρησάντων, Μαρτύρων Ακυλίνας, Ρουφίνου διακόνου και των συν αυτοίς διακοσίων, Οσίου Γεωργίου μητροπολίτου Μυτιλήνης του «σημειοφόρου», Οσίου Λευκίου του εκ Ρωσίας, Οσίου Δανιήλ του Περεγιασλάβλ, Οσίου Γερασίμου του Βυζαντίου, Οσίου Αγαπητού του Τυφλού του εκ Ρωσίας, Οσίου Σάββα του Νέου του εν Καλύμνω</text:p>
          </table:table-cell>
          <table:table-cell office:value-type="string" calcext:value-type="string">
            <text:p>[Ανεπίσημα] Ρουφίνος (Ρούφιος, Ρούφος)</text:p>
          </table:table-cell>
          <table:table-cell/>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office:value-type="string" calcext:value-type="string">
            <text:p>Αγάβου του Προφήτου, Ασυγκρίτου επισκόπου Υρκανίας, Ερμού επισκόπου Δαλματίας, Ηρωδίωνος, Ρούφου και Φλέγοντος επισκόπου Μαραθώνος των Αποστόλων εκ των Εβδομήκοντα, Μάρτυρος Παυσιλύπου του εν Ηρακλεία της Θράκης αθλήσαντος, Κελεστίνου Πάπα Ρώμης, Μαρτύρων Ιανουαρίου, Μαξίμης και Μακαρίας, Νεομαρτύρων Ιωάννου του Κουλικά και Ιωάννου του ναυκλήρου του εν Κω, Αμάνδου και Περπετούου, Νήφωνος επισκόπου Νόβγκοροντ του θαυματουργού, Οσίου Ρούφου του εν τη Λαύρα του Κιέβου ασκήσαντος</text:p>
          </table:table-cell>
          <table:table-cell office:value-type="string" calcext:value-type="string">
            <text:p>[Ανεπίσημα] Ερμείας (Ερμαίας, Ερμαίος, Ερμής), Ερμειάς (Ερμεία), Παυσίλυπος</text:p>
          </table:table-cell>
          <table:table-cell/>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5">00/00/0000</text:date>, <text:time style:data-style-name="N2" text:time-value="15:44:54.9963594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5T19:50:14.767947555</dc:date>
    <meta:editing-duration>P2DT7H7M1S</meta:editing-duration>
    <meta:editing-cycles>117</meta:editing-cycles>
    <meta:generator>LibreOffice/6.3.4.2.0$Linux_X86_64 LibreOffice_project/30$Build-2</meta:generator>
    <meta:document-statistic meta:table-count="1" meta:cell-count="2230" meta:object-count="0"/>
  </office:meta>
</office:document-meta>
</file>